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="solid" draw:fill-color="#000000" draw:fill-image-width="0cm" draw:fill-image-height="0cm" fo:min-height="21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line-height="100%" fo:text-indent="0cm"/>
    </style:style>
    <style:style style:name="P2" style:family="paragraph">
      <style:paragraph-properties fo:margin-left="0cm" fo:margin-right="0cm" fo:line-height="100%" fo:text-indent="0cm"/>
      <style:text-properties fo:color="#ffffff" style:font-name="Arial Black" fo:font-size="60pt" fo:font-style="normal" fo:font-weight="bold" style:font-size-asian="60pt" style:font-size-complex="60pt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style:font-name="Arial Black" fo:font-size="60pt" fo:font-style="normal" fo:font-weight="bold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Uwielbiajcie Pana ludzkich serc bijące dzwony,</text:span><text:span text:style-name="T1"><text:line-break/></text:span><text:span text:style-name="T1">padnij na kolana przed Nim, ludu utrudzony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On osuszy twoje łzy,</text:span><text:span text:style-name="T1"><text:line-break/></text:span><text:span text:style-name="T1">On ratunkiem będzie Ci.</text:span><text:span text:style-name="T1"><text:line-break/></text:span><text:span text:style-name="T1">U Jego stóp padnie wróg, bo On Bóg niezwyciężony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Niepojęty w Swej mądrości,</text:span><text:span text:style-name="T1"><text:line-break/></text:span><text:span text:style-name="T1">Święty, Święty Bóg miłości.</text:span><text:span text:style-name="T1"><text:line-break/></text:span><text:span text:style-name="T1">Śpiewaj Panu ziemio, chwalcie wszystkie świata strony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Lucida Sans Unicode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Lucida Sans Unicode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Lucida Sans Unicode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Lucida Sans Unicode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7-01-02T18:59:40</meta:creation-date>
    <dc:date>2014-03-03T22:36:49.269000000</dc:date>
    <dc:language>pl-PL</dc:language>
    <meta:editing-cycles>17</meta:editing-cycles>
    <meta:editing-duration>PT20M2S</meta:editing-duration>
    <meta:document-statistic meta:object-count="30"/>
    <meta:user-defined meta:name="Info 1"/>
    <meta:user-defined meta:name="Info 2"/>
    <meta:user-defined meta:name="Info 3"/>
    <meta:user-defined meta:name="Info 4"/>
  </office:meta>
</office:document-meta>
</file>